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.8cm"/>
    </style:style>
    <style:style style:name="gr2" style:family="graphic" style:parent-style-name="standard">
      <style:graphic-properties draw:textarea-horizontal-align="justify" draw:textarea-vertical-align="middle" draw:auto-grow-height="false" fo:min-height="2.084cm" fo:min-width="1.268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15cm" fo:min-width="3.3cm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3.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418cm" fo:min-width="0.196cm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1.424cm"/>
    </style:style>
    <style:style style:name="gr13" style:family="graphic" style:parent-style-name="standard">
      <style:graphic-properties draw:textarea-horizontal-align="justify" draw:textarea-vertical-align="middle" draw:auto-grow-height="false" fo:min-height="3.15cm" fo:min-width="1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1cm" svg:x="2.1cm" svg:y="5.2cm">
          <text:p text:style-name="P1">Entity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5cm" svg:height="3.3cm" svg:x="12.8cm" svg:y="13.9cm">
          <text:p text:style-name="P1">User</text:p>
          <text:p text:style-name="P1">phone</text:p>
          <text:p text:style-name="P1"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xml:id="id1" draw:id="id1" draw:layer="layout" svg:width="3.3cm" svg:height="2cm" svg:x="12.3cm" svg:y="9.2cm">
          <text:p text:style-name="P1">Gateway</text:p>
          <text:p text:style-name="P1">(TextLocal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95cm" svg:y1="11.2cm" svg:x2="14.05cm" svg:y2="13.9cm" draw:start-shape="id1" draw:start-glue-point="2" draw:end-shape="id2" draw:end-glue-point="4" svg:d="M13950 11200v1350h100v1350" svg:viewBox="0 0 101 2701">
          <text:p text:style-name="P1">success</text:p>
        </draw:connector>
        <draw:custom-shape draw:style-name="gr5" draw:text-style-name="P1" draw:layer="layout" svg:width="3.8cm" svg:height="3.4cm" svg:x="3.8cm" svg:y="6.8cm">
          <text:p text:style-name="P1">DB</text:p>
          <text:p text:style-name="P1">Repo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3.7cm" svg:height="1.9cm" svg:x="3.2cm" svg:y="11.9cm">
          <text:p text:style-name="P1">Scheduler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6.9cm" svg:y1="12.85cm" svg:x2="12cm" svg:y2="5.3cm" draw:start-shape="id3" draw:start-glue-point="1" draw:end-shape="id4" draw:end-glue-point="3" svg:d="M6900 12850h2550v-7550h2550" svg:viewBox="0 0 5101 7551">
          <text:p/>
        </draw:connector>
        <draw:custom-shape draw:style-name="gr8" draw:text-style-name="P1" xml:id="id4" draw:id="id4" draw:layer="layout" svg:width="4cm" svg:height="3cm" svg:x="12cm" svg:y="3.8cm">
          <text:p text:style-name="P1">Sender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cm" svg:y1="6.8cm" svg:x2="13.95cm" svg:y2="9.2cm" draw:start-shape="id4" draw:start-glue-point="2" draw:end-shape="id1" draw:end-glue-point="0" svg:d="M14000 6800v1200h-50v1200" svg:viewBox="0 0 51 2401">
          <text:p/>
        </draw:connector>
        <draw:frame draw:style-name="gr9" draw:text-style-name="P3" draw:layer="layout" svg:width="2cm" svg:height="0.962cm" svg:x="2.2cm" svg:y="0.7cm">
          <draw:text-box>
            <text:p>SMS</text:p>
          </draw:text-box>
        </draw:frame>
        <draw:path draw:style-name="gr10" draw:text-style-name="P2" draw:layer="layout" svg:width="1.168cm" svg:height="2.115cm" draw:transform="rotate (0.124441975667196) translate (3.837cm 4.829cm)" svg:viewBox="0 0 1169 2116" svg:d="M0 0c397 173 1432-308 1107 738-131 421-110 875-164 1313l-8 65">
          <text:p/>
        </draw:path>
        <draw:path draw:style-name="gr10" draw:text-style-name="P2" draw:layer="layout" svg:width="1.07cm" svg:height="0.872cm" draw:transform="rotate (-0.926769832808989) translate (5.23275922047385cm 5.50043557584454cm)" svg:viewBox="0 0 1071 873" svg:d="M0 754c313-253 1769 691 662-496l-179-258">
          <text:p/>
        </draw:path>
        <draw:custom-shape draw:style-name="gr11" draw:text-style-name="P1" draw:layer="layout" svg:width="1.392cm" svg:height="1.906cm" draw:transform="rotate (1.56678206951531) translate (7.3cm 12.892cm)">
          <text:p text:style-name="P1">entit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2.4cm" svg:height="1.4cm" draw:transform="rotate (-1.46153871562005) translate (5.138cm 9.7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" draw:text-style-name="P2" draw:layer="layout" svg:x1="15.6cm" svg:y1="10.2cm" svg:x2="16cm" svg:y2="5.3cm" draw:start-shape="id1" draw:start-glue-point="1" draw:end-shape="id4" svg:d="M15600 10200h901v-4900h-501" svg:viewBox="0 0 902 4901">
          <text:p text:style-name="P1">fail</text:p>
        </draw:connector>
        <draw:custom-shape draw:style-name="gr11" draw:text-style-name="P1" draw:layer="layout" svg:width="1.392cm" svg:height="1.906cm" draw:transform="rotate (1.56678206951531) translate (9.4cm 5.292cm)">
          <text:p text:style-name="P1">entit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1.392cm" svg:height="1.906cm" draw:transform="rotate (1.56678206951531) translate (11.9cm 8.792cm)">
          <text:p text:style-name="P1">entit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1.392cm" svg:height="1.906cm" draw:transform="rotate (1.56678206951531) translate (14.688cm 14.492cm)">
          <text:p text:style-name="P1">entit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1.392cm" svg:height="1.906cm" draw:transform="rotate (1.56678206951531) translate (16.2cm 7.592cm)">
          <text:p text:style-name="P1">entit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8cm" svg:height="3.4cm" svg:x="18cm" svg:y="9.5cm">
          <text:p text:style-name="P1">DB</text:p>
          <text:p text:style-name="P1">Rep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0T19:05:32.261499907</meta:creation-date>
    <meta:generator>LibreOffice/5.2.7.2$Linux_X86_64 LibreOffice_project/20m0$Build-2</meta:generator>
    <dc:date>2019-12-05T11:18:04.702373752</dc:date>
    <meta:editing-duration>PT31M49S</meta:editing-duration>
    <meta:editing-cycles>9</meta:editing-cycles>
    <meta:document-statistic meta:object-count="20"/>
  </office:meta>
</office:document-meta>
</file>